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1f3a" officeooo:paragraph-rsid="00081f3a"/>
    </style:style>
    <style:style style:name="P2" style:family="paragraph" style:parent-style-name="Standard">
      <style:paragraph-properties fo:text-align="center" style:justify-single-word="false"/>
      <style:text-properties officeooo:rsid="00081f3a" officeooo:paragraph-rsid="00081f3a"/>
    </style:style>
    <style:style style:name="P3" style:family="paragraph" style:parent-style-name="Standard">
      <style:text-properties officeooo:rsid="00081f3a" officeooo:paragraph-rsid="00129f2e"/>
    </style:style>
    <style:style style:name="P4" style:family="paragraph" style:parent-style-name="Standard">
      <style:text-properties officeooo:paragraph-rsid="00081f3a"/>
    </style:style>
    <style:style style:name="P5" style:family="paragraph" style:parent-style-name="Standard">
      <style:text-properties fo:font-weight="bold" officeooo:rsid="00081f3a" officeooo:paragraph-rsid="00081f3a" style:font-weight-asian="bold" style:font-weight-complex="bold"/>
    </style:style>
    <style:style style:name="P6" style:family="paragraph" style:parent-style-name="Standard">
      <style:text-properties fo:font-weight="bold" officeooo:rsid="000fe7e0" officeooo:paragraph-rsid="000fe7e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1f3a" officeooo:paragraph-rsid="00081f3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9641" officeooo:paragraph-rsid="0010964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e7e0" officeooo:paragraph-rsid="000fe7e0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b6d03" officeooo:paragraph-rsid="000b6d0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9641" officeooo:paragraph-rsid="0010964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09641" officeooo:paragraph-rsid="000fe7e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e7e0" officeooo:paragraph-rsid="000fe7e0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8a8e1" officeooo:paragraph-rsid="0008a8e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09641" officeooo:paragraph-rsid="00109641" style:font-weight-asian="bold" style:font-weight-complex="bold"/>
    </style:style>
    <style:style style:name="P16" style:family="paragraph" style:parent-style-name="Standard">
      <style:text-properties officeooo:paragraph-rsid="000fe7e0"/>
    </style:style>
    <style:style style:name="P17" style:family="paragraph" style:parent-style-name="Standard">
      <style:text-properties fo:font-weight="normal" officeooo:rsid="000fe7e0" officeooo:paragraph-rsid="000fe7e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81f3a" officeooo:paragraph-rsid="00081f3a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officeooo:rsid="00081f3a" officeooo:paragraph-rsid="00081f3a"/>
    </style:style>
    <style:style style:name="P20" style:family="paragraph" style:parent-style-name="Standard" style:list-style-name="L2">
      <style:text-properties officeooo:paragraph-rsid="000d811a"/>
    </style:style>
    <style:style style:name="P21" style:family="paragraph" style:parent-style-name="Standard" style:list-style-name="L2">
      <style:text-properties style:text-underline-style="none" fo:font-weight="normal" officeooo:rsid="0009df4b" officeooo:paragraph-rsid="0009df4b" style:font-weight-asian="normal" style:font-weight-complex="normal"/>
    </style:style>
    <style:style style:name="P22" style:family="paragraph" style:parent-style-name="Standard" style:list-style-name="L3">
      <style:text-properties style:text-underline-style="none" fo:font-weight="normal" officeooo:rsid="0009df4b" officeooo:paragraph-rsid="0009df4b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0b925e" officeooo:paragraph-rsid="000b925e" style:font-weight-asian="normal" style:font-weight-complex="normal"/>
    </style:style>
    <style:style style:name="P24" style:family="paragraph" style:parent-style-name="Standard" style:list-style-name="L6">
      <style:text-properties style:text-underline-style="none" fo:font-weight="normal" officeooo:rsid="000b925e" officeooo:paragraph-rsid="000fe7e0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0d811a" officeooo:paragraph-rsid="000d811a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0d811a" officeooo:paragraph-rsid="000d811a" style:font-weight-asian="normal" style:font-weight-complex="normal"/>
    </style:style>
    <style:style style:name="P27" style:family="paragraph" style:parent-style-name="Standard" style:list-style-name="L7">
      <style:text-properties style:text-underline-style="none" fo:font-weight="normal" officeooo:rsid="000d811a" officeooo:paragraph-rsid="00109641" style:font-weight-asian="normal" style:font-weight-complex="normal"/>
    </style:style>
    <style:style style:name="P28" style:family="paragraph" style:parent-style-name="Standard" style:list-style-name="L3">
      <style:text-properties style:text-underline-style="none" fo:font-weight="normal" officeooo:rsid="000f2e19" officeooo:paragraph-rsid="000fe7e0" style:font-weight-asian="normal" style:font-weight-complex="normal"/>
    </style:style>
    <style:style style:name="P29" style:family="paragraph" style:parent-style-name="Standard" style:list-style-name="L4">
      <style:text-properties style:text-underline-style="none" fo:font-weight="normal" officeooo:rsid="000f2e19" officeooo:paragraph-rsid="000f2e19" style:font-weight-asian="normal" style:font-weight-complex="normal"/>
    </style:style>
    <style:style style:name="P30" style:family="paragraph" style:parent-style-name="Standard" style:list-style-name="L7">
      <style:text-properties style:text-underline-style="none" fo:font-weight="normal" officeooo:rsid="000f2e19" officeooo:paragraph-rsid="00109641" style:font-weight-asian="normal" style:font-weight-complex="normal"/>
    </style:style>
    <style:style style:name="P31" style:family="paragraph" style:parent-style-name="Standard" style:list-style-name="L5">
      <style:text-properties style:text-underline-style="none" fo:font-weight="normal" officeooo:rsid="000b6d03" officeooo:paragraph-rsid="000b6d03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109641" officeooo:paragraph-rsid="00109641" style:font-weight-asian="normal" style:font-weight-complex="normal"/>
    </style:style>
    <style:style style:name="P33" style:family="paragraph" style:parent-style-name="Standard" style:list-style-name="L8">
      <style:text-properties style:text-underline-style="none" fo:font-weight="normal" officeooo:rsid="00109641" officeooo:paragraph-rsid="00109641" style:font-weight-asian="normal" style:font-weight-complex="normal"/>
    </style:style>
    <style:style style:name="P34" style:family="paragraph" style:parent-style-name="Standard" style:list-style-name="L9">
      <style:text-properties style:text-underline-style="none" fo:font-weight="normal" officeooo:rsid="00109641" officeooo:paragraph-rsid="00109641" style:font-weight-asian="normal" style:font-weight-complex="normal"/>
    </style:style>
    <style:style style:name="P35" style:family="paragraph" style:parent-style-name="Standard" style:list-style-name="L3">
      <style:text-properties officeooo:paragraph-rsid="0009df4b"/>
    </style:style>
    <style:style style:name="P36" style:family="paragraph" style:parent-style-name="Standard" style:list-style-name="L4">
      <style:text-properties officeooo:paragraph-rsid="000f2e19"/>
    </style:style>
    <style:style style:name="P37" style:family="paragraph" style:parent-style-name="Standard" style:list-style-name="L6">
      <style:text-properties officeooo:paragraph-rsid="000fe7e0"/>
    </style:style>
    <style:style style:name="T1" style:family="text">
      <style:text-properties officeooo:rsid="0009df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0b6d03" style:font-weight-asian="normal" style:font-weight-complex="normal"/>
    </style:style>
    <style:style style:name="T4" style:family="text">
      <style:text-properties style:text-underline-style="none" fo:font-weight="normal" officeooo:rsid="000d811a" style:font-weight-asian="normal" style:font-weight-complex="normal"/>
    </style:style>
    <style:style style:name="T5" style:family="text">
      <style:text-properties style:text-underline-style="none" fo:font-weight="normal" officeooo:rsid="000f2e19" style:font-weight-asian="normal" style:font-weight-complex="normal"/>
    </style:style>
    <style:style style:name="T6" style:family="text">
      <style:text-properties style:text-underline-style="none" fo:font-weight="normal" officeooo:rsid="0009df4b" style:font-weight-asian="normal" style:font-weight-complex="normal"/>
    </style:style>
    <style:style style:name="T7" style:family="text">
      <style:text-properties style:text-underline-style="none" fo:font-weight="normal" officeooo:rsid="000fe7e0" style:font-weight-asian="normal" style:font-weight-complex="normal"/>
    </style:style>
    <style:style style:name="T8" style:family="text">
      <style:text-properties style:text-underline-style="none" fo:font-weight="normal" officeooo:rsid="00109641" style:font-weight-asian="normal" style:font-weight-complex="normal"/>
    </style:style>
    <style:style style:name="T9" style:family="text">
      <style:text-properties style:text-underline-style="none" fo:font-weight="normal" officeooo:rsid="0018c121" style:font-weight-asian="normal" style:font-weight-complex="normal"/>
    </style:style>
    <style:style style:name="T10" style:family="text">
      <style:text-properties style:text-underline-style="none" fo:font-weight="normal" officeooo:rsid="001ded41" style:font-weight-asian="normal" style:font-weight-complex="normal"/>
    </style:style>
    <style:style style:name="T11" style:family="text">
      <style:text-properties officeooo:rsid="000b925e"/>
    </style:style>
    <style:style style:name="T12" style:family="text">
      <style:text-properties style:text-position="super 58%" style:text-underline-style="none"/>
    </style:style>
    <style:style style:name="T13" style:family="text">
      <style:text-properties style:text-position="super 58%" style:text-underline-style="none" fo:font-weight="normal" officeooo:rsid="000d811a" style:font-weight-asian="normal" style:font-weight-complex="normal"/>
    </style:style>
    <style:style style:name="T14" style:family="text">
      <style:text-properties style:text-position="super 58%" style:text-underline-style="none" fo:font-weight="normal" officeooo:rsid="000fe7e0" style:font-weight-asian="normal" style:font-weight-complex="normal"/>
    </style:style>
    <style:style style:name="T15" style:family="text">
      <style:text-properties style:text-position="super 58%" officeooo:rsid="000fe7e0"/>
    </style:style>
    <style:style style:name="T16" style:family="text">
      <style:text-properties officeooo:rsid="000f2e19"/>
    </style:style>
    <style:style style:name="T17" style:family="text">
      <style:text-properties officeooo:rsid="000fe7e0"/>
    </style:style>
    <style:style style:name="T18" style:family="text">
      <style:text-properties style:text-underline-style="solid" style:text-underline-width="auto" style:text-underline-color="font-color" fo:font-weight="bold" officeooo:rsid="00081f3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fe7e0" style:font-weight-asian="bold" style:font-weight-complex="bold"/>
    </style:style>
    <style:style style:name="T20" style:family="text">
      <style:text-properties officeooo:rsid="00109641"/>
    </style:style>
    <style:style style:name="T21" style:family="text">
      <style:text-properties officeooo:rsid="0015280b"/>
    </style:style>
    <style:style style:name="T22" style:family="text">
      <style:text-properties officeooo:rsid="0016560e"/>
    </style:style>
    <style:style style:name="T23" style:family="text">
      <style:text-properties officeooo:rsid="001747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Zein Hajj-Ali</text:p>
      <text:p text:style-name="P2">1375 Prince of Wales Dr., Ottawa, ON, Canada</text:p>
      <text:p text:style-name="P2"><text:a xlink:type="simple" xlink:href="tel:+15148144665" text:style-name="Internet_20_link" text:visited-style-name="Visited_20_Internet_20_Link">+1 (514)-814-4665</text:a></text:p>
      <text:p text:style-name="P2"><text:a xlink:type="simple" xlink:href="mailto:zeinhajjali@outlook.com" text:style-name="Internet_20_link" text:visited-style-name="Visited_20_Internet_20_Link">zeinhajjali@outlook.com</text:a></text:p>
      <text:p text:style-name="P2"><text:a xlink:type="simple" xlink:href="http://www.zeinhajjali.com/" text:style-name="Internet_20_link" text:visited-style-name="Visited_20_Internet_20_Link">zeinhajjali.com</text:a></text:p>
      <text:p text:style-name="P1"/>
      <text:p text:style-name="P1"/>
      <text:p text:style-name="P16"><text:span text:style-name="T18">C</text:span><text:span text:style-name="T19">AREER OBJECTIVE</text:span></text:p>
      <text:p text:style-name="P9"/>
      <text:p text:style-name="P3">Carleton University graduate seeking a position in the field of artificial intelligence. <text:s/>Strong project management skills with an aptitude for working as part of a team. Committed to using artificial intelligence and a wide range of modern technologies in order to further advance society. Eager to work with an organization that has strong morals and aligns with my vision for the future.</text:p>
      <text:p text:style-name="P1"/>
      <text:p text:style-name="P7">E<text:span text:style-name="T17">DUCATION</text:span></text:p>
      <text:p text:style-name="P5">Bachelor of Engineering – Computer Systems Engineering<text:tab/><text:tab/><text:tab/><text:tab/>2015-2019</text:p>
      <text:list xml:id="list3286430460" text:style-name="L1">
        <text:list-item>
          <text:p text:style-name="P19">Graduat<text:span text:style-name="T21">ion date:</text:span> winter <text:span text:style-name="T21">semester,</text:span> 2019</text:p>
        </text:list-item>
        <text:list-item>
          <text:p text:style-name="P19"><text:span text:style-name="T22">Applied project: </text:span>Systems Integration <text:span text:style-name="T23">P</text:span>roject for Northern Nomad (SYSC 4907) (2019)</text:p>
        </text:list-item>
        <text:list-item>
          <text:p text:style-name="P19">Introduction to Machine Learning (SYSC 4906) (2019)</text:p>
        </text:list-item>
        <text:list-item>
          <text:p text:style-name="P19">Image Processing for Medical Applications (SYSC 4205) (2019)</text:p>
        </text:list-item>
      </text:list>
      <text:p text:style-name="P1"/>
      <text:p text:style-name="P4"><text:span text:style-name="T18">S</text:span><text:span text:style-name="T19">KILLS </text:span><text:span text:style-name="T18">&amp; AB</text:span><text:span text:style-name="T19">ILITIES</text:span></text:p>
      <text:p text:style-name="P14"/>
      <text:p text:style-name="P14">Communication Skills</text:p>
      <text:list xml:id="list323389155" text:style-name="L2">
        <text:list-item>
          <text:p text:style-name="P21">Effectively formulated and presented “Software Integration in Northern Nomad Tiny House” project during SYSC 4907, resulting in outstanding grades and achievements in the course</text:p>
        </text:list-item>
        <text:list-item>
          <text:p text:style-name="P20"><text:span text:style-name="T4">Recruited and d</text:span><text:span text:style-name="T5">irected</text:span><text:span text:style-name="T4"> the high schools robotics team in order to achieve 2</text:span><text:span text:style-name="T13">nd</text:span><text:span text:style-name="T4"> place overall in the regional Botball competition</text:span></text:p>
        </text:list-item>
        <text:list-item>
          <text:p text:style-name="P23">Collaborated with Qatar Charity and Mission20 in order to coordinate charity clothing drive resulting in the 2014 world record for most clothes donated in 24 hours</text:p>
        </text:list-item>
      </text:list>
      <text:p text:style-name="P14"/>
      <text:p text:style-name="P14">Analytical Skills</text:p>
      <text:list xml:id="list3185825543" text:style-name="L3">
        <text:list-item>
          <text:p text:style-name="P22">Attained outstanding grades during the duration of undergraduate degree</text:p>
        </text:list-item>
        <text:list-item>
          <text:p text:style-name="P35"><text:span text:style-name="T6">Assessed and evaluated </text:span><text:span text:style-name="T9">numerous </text:span><text:span text:style-name="T6">programs and algorithms while enrolled in SYSC 410</text:span><text:span text:style-name="T3">1</text:span></text:p>
        </text:list-item>
        <text:list-item>
          <text:p text:style-name="P25">Examined various programs and system processes in SYSC 4810 in order to detect exploitable vulnerabilities </text:p>
        </text:list-item>
        <text:list-item>
          <text:p text:style-name="P28">Calculated funds and verified prospective costs for <text:span text:style-name="T1">“Software Integration in Northern Nomad Tiny House” project (SYSC 4907), ensuring financial constraints were met</text:span></text:p>
        </text:list-item>
      </text:list>
      <text:p text:style-name="P14"/>
      <text:p text:style-name="P14">Management Skills</text:p>
      <text:list xml:id="list2899426997" text:style-name="L4">
        <text:list-item>
          <text:p text:style-name="P26">Coordinated team members and delegated tasks for <text:span text:style-name="T16">SYSC 4805’s Self-Balancing Arduino Robot project, successfully adhering to the project timeline</text:span></text:p>
        </text:list-item>
        <text:list-item>
          <text:p text:style-name="P29">Spearheaded development process for self-balancing algorithm and test cases</text:p>
        </text:list-item>
        <text:list-item>
          <text:p text:style-name="P36"><text:span text:style-name="T5">Chaired troop meetings and organized events </text:span><text:span text:style-name="T7">for 1</text:span><text:span text:style-name="T14">st</text:span><text:span text:style-name="T7"> Doha Scout Group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text:soft-page-break/>Technical Skills</text:p>
      <text:list xml:id="list1145256413" text:style-name="L5">
        <text:list-item>
          <text:p text:style-name="P31">Proficient in Java, C, C++, <text:span text:style-name="T11">Git, </text:span>Assembly, Bash, Matlab, and Python as well as various popular Python libraries and modules like Keras/TensorFlow, Scikit-Learn and MatPlotLib</text:p>
        </text:list-item>
        <text:list-item>
          <text:p text:style-name="P31">Advanced skills in concepts relating to Machine Learning models, Optimization techniques, Software Design patterns, Data Structures, Microprocessor Systems, Real-Time Systems</text:p>
        </text:list-item>
        <text:list-item>
          <text:p text:style-name="P31">Experience using Raspberry Pi, Arduino, FPGA, Linux/Unix systems, Windows systems, <text:span text:style-name="T11">NodeMCU</text:span></text:p>
        </text:list-item>
      </text:list>
      <text:p text:style-name="P10"/>
      <text:p text:style-name="P9">VOLUNTEER EXPERIENCE</text:p>
      <text:p text:style-name="P13"/>
      <text:p text:style-name="P6"><text:span text:style-name="T2">1</text:span><text:span text:style-name="T12">st</text:span><text:span text:style-name="T2"> Doha Scout Group Chairman<text:tab/><text:tab/><text:tab/><text:tab/><text:tab/><text:tab/><text:tab/><text:tab/>2012-2015</text:span></text:p>
      <text:p text:style-name="P17"><text:span text:style-name="T2">1</text:span><text:span text:style-name="T12">st</text:span><text:span text:style-name="T2"> Doha Scout Group (British Scouting Overseas), Doha, Qatar</text:span></text:p>
      <text:list xml:id="list401283222" text:style-name="L6">
        <text:list-item>
          <text:p text:style-name="P24">Collaborated with Qatar Charity and Mission20 in order to coordinate charity clothing drive resulting in the 2014 world record for most clothes donated in 24 hours</text:p>
        </text:list-item>
        <text:list-item>
          <text:p text:style-name="P24"><text:span text:style-name="T16">Chaired troop meetings and organized events for 1</text:span><text:span text:style-name="T15">st</text:span><text:span text:style-name="T17"> Doha Scout Group</text:span></text:p>
        </text:list-item>
        <text:list-item>
          <text:p text:style-name="P37"><text:span text:style-name="T7">Instilled the values </text:span><text:span text:style-name="T8">promoted by The Scout Association in order to foster success and independence in you</text:span><text:span text:style-name="T10">ng adults</text:span></text:p>
        </text:list-item>
      </text:list>
      <text:p text:style-name="P12"/>
      <text:p text:style-name="P8">APPLIED PROJECTS</text:p>
      <text:p text:style-name="P11"/>
      <text:p text:style-name="P15">Self-Balancing Arduino Based Robot<text:tab/><text:tab/><text:tab/><text:tab/><text:tab/><text:tab/><text:tab/> <text:s text:c="8"/>2019<text:tab/></text:p>
      <text:p text:style-name="P11">SYSC 4805, Carleton University, Ottawa, ON</text:p>
      <text:list xml:id="list1490537097" text:style-name="L7">
        <text:list-item>
          <text:p text:style-name="P27">Coordinated team members and delegated tasks for <text:span text:style-name="T16">SYSC 4805’s Self-Balancing Arduino Robot project, successfully adhering to the project timeline</text:span></text:p>
        </text:list-item>
        <text:list-item>
          <text:p text:style-name="P30"><text:span text:style-name="T20">S</text:span>pearheaded development process for self-balancing algorithm</text:p>
        </text:list-item>
        <text:list-item>
          <text:p text:style-name="P32">Designed and demonstrated unit tests and final tests</text:p>
        </text:list-item>
        <text:list-item>
          <text:p text:style-name="P32">Github repository: <text:a xlink:type="simple" xlink:href="https://github.com/ZeinHajjAli/4805-selfBalancingRobot" text:style-name="Internet_20_link" text:visited-style-name="Visited_20_Internet_20_Link">https://github.com/ZeinHajjAli/4805-selfBalancingRobot</text:a></text:p>
        </text:list-item>
      </text:list>
      <text:p text:style-name="P11"/>
      <text:p text:style-name="P15">Northern Nomad Systems Development &amp; Integration<text:tab/><text:tab/><text:tab/><text:tab/><text:tab/> <text:s text:c="8"/>2019</text:p>
      <text:p text:style-name="P11">SYSC 4907, Carleton University, Ottawa, ON</text:p>
      <text:list xml:id="list4225094419" text:style-name="L8">
        <text:list-item>
          <text:p text:style-name="P33">Compiled comprehensive research on Northern Nomad and associated technologies</text:p>
        </text:list-item>
        <text:list-item>
          <text:p text:style-name="P33">Engineered tests for Raspberry Pi and Python based installed systems</text:p>
        </text:list-item>
        <text:list-item>
          <text:p text:style-name="P33">Delivered working prototype of multiplexing system for analog sensor readings</text:p>
        </text:list-item>
        <text:list-item>
          <text:p text:style-name="P33">Final report: <text:a xlink:type="simple" xlink:href="https://zeinhajjali.com/media/NNSI/ZeinHajjAli-NNSI-FinalReport.pdf" text:style-name="Internet_20_link" text:visited-style-name="Visited_20_Internet_20_Link">https://zeinhajjali.com/media/NNSI/ZeinHajjAli-NNSI-FinalReport.pdf</text:a></text:p>
        </text:list-item>
      </text:list>
      <text:p text:style-name="P11"/>
      <text:p text:style-name="P15">The Connected Mirror<text:tab/><text:tab/><text:tab/><text:tab/><text:tab/><text:tab/><text:tab/><text:tab/><text:tab/> <text:s text:c="8"/>2017</text:p>
      <text:p text:style-name="P11">SYSC 3010, Carleton University, Ottawa, ON</text:p>
      <text:list xml:id="list401733678" text:style-name="L9">
        <text:list-item>
          <text:p text:style-name="P34">Implemented Raspberry Pi for system and GUI control</text:p>
        </text:list-item>
        <text:list-item>
          <text:p text:style-name="P34">Installed Arduino system for controlling proximity sensors and lighting</text:p>
        </text:list-item>
        <text:list-item>
          <text:p text:style-name="P34">Built GUI and assisted in attaining the targeted system requirement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Zein Hajj-Ali</meta:initial-creator>
    <meta:creation-date>2020-01-28T14:59:08.078546085</meta:creation-date>
    <dc:date>2020-03-07T15:30:55.095459557</dc:date>
    <dc:creator>Zein Hajj-Ali</dc:creator>
    <meta:editing-duration>PT16M40S</meta:editing-duration>
    <meta:editing-cycles>13</meta:editing-cycles>
    <meta:generator>LibreOffice/6.3.4.2.0$Linux_X86_64 LibreOffice_project/30$Build-2</meta:generator>
    <meta:document-statistic meta:table-count="0" meta:image-count="0" meta:object-count="0" meta:page-count="2" meta:paragraph-count="55" meta:word-count="585" meta:character-count="4160" meta:non-whitespace-character-count="3602"/>
  </office:meta>
</office:document-meta>
</file>